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weight="bold" officeooo:rsid="077a6193" officeooo:paragraph-rsid="08e5a333" style:font-weight-asian="bold" style:font-weight-complex="bold"/>
    </style:style>
    <style:style style:name="P2" style:family="paragraph" style:parent-style-name="Standard">
      <style:text-properties style:font-name="DejaVu Sans" fo:font-weight="bold" officeooo:rsid="077a6193" officeooo:paragraph-rsid="08e9dafd" style:font-weight-asian="bold" style:font-weight-complex="bold"/>
    </style:style>
    <style:style style:name="P3" style:family="paragraph" style:parent-style-name="Standard">
      <style:text-properties style:font-name="DejaVu Sans" fo:font-weight="bold" officeooo:rsid="0872d562" officeooo:paragraph-rsid="0bb2173a" style:font-weight-asian="bold" style:font-weight-complex="bold"/>
    </style:style>
    <style:style style:name="P4" style:family="paragraph" style:parent-style-name="Standard">
      <style:text-properties style:font-name="DejaVu Sans" fo:font-weight="bold" officeooo:rsid="0872d562" officeooo:paragraph-rsid="0bb5f1ca" style:font-weight-asian="bold" style:font-weight-complex="bold"/>
    </style:style>
    <style:style style:name="P5" style:family="paragraph" style:parent-style-name="Standard">
      <style:text-properties style:font-name="DejaVu Sans" fo:font-weight="bold" officeooo:rsid="08894891" officeooo:paragraph-rsid="0a400fce" style:font-weight-asian="bold" style:font-weight-complex="bold"/>
    </style:style>
    <style:style style:name="P6" style:family="paragraph" style:parent-style-name="Standard">
      <style:text-properties style:font-name="DejaVu Sans" fo:font-weight="bold" officeooo:rsid="08894891" officeooo:paragraph-rsid="0bb2173a" style:font-weight-asian="bold" style:font-weight-complex="bold"/>
    </style:style>
    <style:style style:name="P7" style:family="paragraph" style:parent-style-name="Standard">
      <style:text-properties style:font-name="DejaVu Sans" fo:font-weight="bold" officeooo:rsid="08894891" officeooo:paragraph-rsid="0ba4e761" style:font-weight-asian="bold" style:font-weight-complex="bold"/>
    </style:style>
    <style:style style:name="P8" style:family="paragraph" style:parent-style-name="Standard">
      <style:text-properties style:font-name="DejaVu Sans" fo:font-weight="bold" officeooo:rsid="08894891" officeooo:paragraph-rsid="0ba41cd4" style:font-weight-asian="bold" style:font-weight-complex="bold"/>
    </style:style>
    <style:style style:name="P9" style:family="paragraph" style:parent-style-name="Standard">
      <style:text-properties style:font-name="DejaVu Sans" fo:font-weight="bold" officeooo:rsid="08b68059" officeooo:paragraph-rsid="0be949f0" style:font-weight-asian="bold" style:font-weight-complex="bold"/>
    </style:style>
    <style:style style:name="P10" style:family="paragraph" style:parent-style-name="Standard">
      <style:text-properties style:font-name="DejaVu Sans" fo:font-weight="bold" officeooo:rsid="08b68059" officeooo:paragraph-rsid="0bb80fb2" style:font-weight-asian="bold" style:font-weight-complex="bold"/>
    </style:style>
    <style:style style:name="P11" style:family="paragraph" style:parent-style-name="Standard">
      <style:text-properties style:font-name="DejaVu Sans" fo:font-weight="bold" officeooo:rsid="08b84bd5" officeooo:paragraph-rsid="0bcce3c1" style:font-weight-asian="bold" style:font-weight-complex="bold"/>
    </style:style>
    <style:style style:name="P12" style:family="paragraph" style:parent-style-name="Standard">
      <style:text-properties style:font-name="DejaVu Sans" officeooo:rsid="08bffa20" officeooo:paragraph-rsid="08bffa20"/>
    </style:style>
    <style:style style:name="P13" style:family="paragraph" style:parent-style-name="Standard">
      <style:text-properties style:font-name="DejaVu Sans" fo:font-weight="normal" style:font-weight-asian="normal" style:font-weight-complex="normal"/>
    </style:style>
    <style:style style:name="P14" style:family="paragraph" style:parent-style-name="Standard">
      <style:text-properties style:font-name="DejaVu Sans" fo:font-weight="normal" officeooo:rsid="08c0bf60" officeooo:paragraph-rsid="08bffa20" style:font-weight-asian="normal" style:font-weight-complex="normal"/>
    </style:style>
    <style:style style:name="P15" style:family="paragraph" style:parent-style-name="Standard">
      <style:text-properties style:font-name="DejaVu Sans" fo:font-weight="normal" officeooo:rsid="0882f28b" officeooo:paragraph-rsid="0872d562" style:font-weight-asian="normal" style:font-weight-complex="normal"/>
    </style:style>
    <style:style style:name="P16" style:family="paragraph" style:parent-style-name="Standard">
      <style:text-properties style:font-name="DejaVu Sans" fo:font-weight="normal" officeooo:rsid="0a29e88b" officeooo:paragraph-rsid="0a400fce" style:font-weight-asian="normal" style:font-weight-complex="normal"/>
    </style:style>
    <style:style style:name="P17" style:family="paragraph" style:parent-style-name="Standard">
      <style:text-properties style:font-name="DejaVu Sans" fo:font-weight="normal" officeooo:rsid="08894891" officeooo:paragraph-rsid="08afaf2d" style:font-weight-asian="normal" style:font-weight-complex="normal"/>
    </style:style>
    <style:style style:name="P18" style:family="paragraph" style:parent-style-name="Standard">
      <style:text-properties style:font-name="DejaVu Sans" fo:font-weight="normal" officeooo:rsid="088ae7e3" officeooo:paragraph-rsid="08afaf2d" style:font-weight-asian="normal" style:font-weight-complex="normal"/>
    </style:style>
    <style:style style:name="P19" style:family="paragraph" style:parent-style-name="Standard">
      <style:text-properties style:font-name="DejaVu Sans" fo:font-weight="normal" officeooo:rsid="08af0ac8" officeooo:paragraph-rsid="08afaf2d" style:font-weight-asian="normal" style:font-weight-complex="normal"/>
    </style:style>
    <style:style style:name="P20" style:family="paragraph" style:parent-style-name="Standard">
      <style:text-properties style:font-name="DejaVu Sans" fo:font-size="9pt" fo:font-weight="normal" officeooo:rsid="08e16aa0" officeooo:paragraph-rsid="08e16aa0" style:font-size-asian="9pt" style:font-weight-asian="normal" style:font-size-complex="9pt" style:font-weight-complex="normal"/>
    </style:style>
    <style:style style:name="P21" style:family="paragraph" style:parent-style-name="Standard" style:list-style-name="L2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DejaVu Sans" fo:font-size="9pt" fo:font-weight="normal" officeooo:rsid="08be6b87" officeooo:paragraph-rsid="08be6b87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DejaVu Sans" fo:font-size="9pt" fo:font-weight="bold" officeooo:rsid="0709a4aa" officeooo:paragraph-rsid="088d5829" style:font-size-asian="9pt" style:font-weight-asian="bold" style:font-size-complex="9pt" style:font-weight-complex="bold"/>
    </style:style>
    <style:style style:name="P23" style:family="paragraph" style:parent-style-name="Standard">
      <style:text-properties style:font-name="DejaVu Sans" fo:font-size="9pt" fo:font-weight="bold" officeooo:rsid="0709a4aa" officeooo:paragraph-rsid="08e33c00" style:font-size-asian="9pt" style:font-weight-asian="bold" style:font-size-complex="9pt" style:font-weight-complex="bold"/>
    </style:style>
    <style:style style:name="P24" style:family="paragraph" style:parent-style-name="Standard">
      <style:text-properties style:font-name="DejaVu Sans" fo:font-size="9pt" fo:font-weight="bold" officeooo:rsid="0709a4aa" officeooo:paragraph-rsid="08739753" style:font-size-asian="9pt" style:font-weight-asian="bold" style:font-size-complex="9pt" style:font-weight-complex="bold"/>
    </style:style>
    <style:style style:name="P25" style:family="paragraph" style:parent-style-name="Standard">
      <style:text-properties style:font-name="DejaVu Sans" fo:font-size="9pt" fo:font-weight="bold" officeooo:rsid="0709a4aa" officeooo:paragraph-rsid="0890fd88" style:font-size-asian="9pt" style:font-weight-asian="bold" style:font-size-complex="9pt" style:font-weight-complex="bold"/>
    </style:style>
    <style:style style:name="P26" style:family="paragraph" style:parent-style-name="Standard">
      <style:text-properties style:font-name="DejaVu Sans" fo:font-size="9pt" fo:font-weight="bold" officeooo:rsid="0709a4aa" officeooo:paragraph-rsid="089181b3" style:font-size-asian="9pt" style:font-weight-asian="bold" style:font-size-complex="9pt" style:font-weight-complex="bold"/>
    </style:style>
    <style:style style:name="P27" style:family="paragraph" style:parent-style-name="Standard">
      <style:text-properties style:font-name="DejaVu Sans" fo:font-size="9pt" fo:font-weight="bold" officeooo:rsid="0709a4aa" officeooo:paragraph-rsid="090eb909" style:font-size-asian="9pt" style:font-weight-asian="bold" style:font-size-complex="9pt" style:font-weight-complex="bold"/>
    </style:style>
    <style:style style:name="P28" style:family="paragraph" style:parent-style-name="Standard">
      <style:text-properties style:font-name="DejaVu Sans" fo:font-size="9pt" fo:font-weight="bold" officeooo:rsid="0709a4aa" officeooo:paragraph-rsid="0b601935" style:font-size-asian="9pt" style:font-weight-asian="bold" style:font-size-complex="9pt" style:font-weight-complex="bold"/>
    </style:style>
    <style:style style:name="P29" style:family="paragraph" style:parent-style-name="Standard">
      <style:text-properties style:font-name="DejaVu Sans" fo:font-size="9pt" fo:font-weight="bold" officeooo:rsid="0709a4aa" officeooo:paragraph-rsid="0bdd1cc0" style:font-size-asian="9pt" style:font-weight-asian="bold" style:font-size-complex="9pt" style:font-weight-complex="bold"/>
    </style:style>
    <style:style style:name="P30" style:family="paragraph" style:parent-style-name="Standard">
      <style:text-properties style:font-name="DejaVu Sans" fo:font-size="9pt" fo:font-weight="bold" officeooo:rsid="0709a4aa" officeooo:paragraph-rsid="0bf3df01" style:font-size-asian="9pt" style:font-weight-asian="bold" style:font-size-complex="9pt" style:font-weight-complex="bold"/>
    </style:style>
    <style:style style:name="P31" style:family="paragraph" style:parent-style-name="Standard">
      <style:text-properties style:font-name="DejaVu Sans" fo:font-size="9pt" fo:font-weight="bold" officeooo:rsid="0709a4aa" officeooo:paragraph-rsid="0a389e4b" style:font-size-asian="9pt" style:font-weight-asian="bold" style:font-size-complex="9pt" style:font-weight-complex="bold"/>
    </style:style>
    <style:style style:name="P32" style:family="paragraph" style:parent-style-name="Standard">
      <style:text-properties style:font-name="DejaVu Sans" fo:font-size="9pt" fo:font-weight="bold" officeooo:rsid="0709a4aa" officeooo:paragraph-rsid="0a272d04" style:font-size-asian="9pt" style:font-weight-asian="bold" style:font-size-complex="9pt" style:font-weight-complex="bold"/>
    </style:style>
    <style:style style:name="P33" style:family="paragraph" style:parent-style-name="Standard">
      <style:text-properties style:font-name="DejaVu Sans" fo:font-size="9pt" fo:font-weight="bold" officeooo:rsid="0709a4aa" officeooo:paragraph-rsid="0c0ff069" style:font-size-asian="9pt" style:font-weight-asian="bold" style:font-size-complex="9pt" style:font-weight-complex="bold"/>
    </style:style>
    <style:style style:name="P34" style:family="paragraph" style:parent-style-name="Standard">
      <style:text-properties style:font-name="DejaVu Sans" fo:font-size="9pt" fo:font-weight="bold" officeooo:rsid="0709a4aa" officeooo:paragraph-rsid="0c15c25f" style:font-size-asian="9pt" style:font-weight-asian="bold" style:font-size-complex="9pt" style:font-weight-complex="bold"/>
    </style:style>
    <style:style style:name="P35" style:family="paragraph" style:parent-style-name="Standard">
      <style:text-properties style:font-name="DejaVu Sans" fo:font-size="9pt" fo:font-weight="bold" officeooo:rsid="0709a4aa" officeooo:paragraph-rsid="0c189144" style:font-size-asian="9pt" style:font-weight-asian="bold" style:font-size-complex="9pt" style:font-weight-complex="bold"/>
    </style:style>
    <style:style style:name="P36" style:family="paragraph" style:parent-style-name="Standard">
      <style:text-properties style:font-name="DejaVu Sans" fo:font-size="9pt" fo:font-weight="bold" officeooo:rsid="0b63a8f9" officeooo:paragraph-rsid="0b8fb577" style:font-size-asian="9pt" style:font-weight-asian="bold" style:font-size-complex="9pt" style:font-weight-complex="bold"/>
    </style:style>
    <style:style style:name="P37" style:family="paragraph" style:parent-style-name="Standard">
      <style:text-properties style:font-name="DejaVu Sans" fo:font-style="normal" fo:font-weight="normal" officeooo:rsid="0a2d0ff7" officeooo:paragraph-rsid="0a4ebece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font-name="DejaVu Sans" fo:font-style="normal" fo:font-weight="normal" officeooo:rsid="08b68059" officeooo:paragraph-rsid="08b68059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font-name="DejaVu Sans" fo:font-style="normal" fo:font-weight="normal" officeooo:rsid="08b84bd5" officeooo:paragraph-rsid="08b84bd5" style:font-style-asian="normal" style:font-weight-asian="normal" style:font-style-complex="normal" style:font-weight-complex="normal"/>
    </style:style>
    <style:style style:name="P40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weight="normal" officeooo:rsid="0b7eeaf1" officeooo:paragraph-rsid="0b7eeaf1" style:font-weight-asian="normal" style:font-weight-complex="normal"/>
    </style:style>
    <style:style style:name="P41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weight="bold" officeooo:rsid="0b416c49" officeooo:paragraph-rsid="0b416c49" style:font-weight-asian="bold" style:font-weight-complex="bold"/>
    </style:style>
    <style:style style:name="P42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weight="bold" officeooo:rsid="0b7dd493" officeooo:paragraph-rsid="0b7dd493" style:font-weight-asian="bold" style:font-weight-complex="bold"/>
    </style:style>
    <style:style style:name="P43" style:family="paragraph" style:parent-style-name="Standard" style:list-style-name="L1" style:master-page-name="">
      <loext:graphic-properties draw:fill="none"/>
      <style:paragraph-properties fo:margin-left="0.3752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fo:font-weight="bold" officeooo:rsid="0b3f2024" officeooo:paragraph-rsid="0b3f2024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b966615"/>
    </style:style>
    <style:style style:name="P4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b966615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weight="bold" officeooo:rsid="06f66ded" officeooo:paragraph-rsid="0b966615" style:font-size-asian="9pt" style:font-weight-asian="bold" style:font-size-complex="9pt" style:font-weight-complex="bold"/>
    </style:style>
    <style:style style:name="P47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b966615" style:font-weight-asian="bold" style:font-weight-complex="bold"/>
    </style:style>
    <style:style style:name="P48" style:family="paragraph" style:parent-style-name="Standard" style:master-page-name="">
      <style:paragraph-properties style:page-number="auto"/>
      <style:text-properties style:font-name="DejaVu Sans" fo:font-weight="bold" officeooo:rsid="0872d562" officeooo:paragraph-rsid="0bb2173a" style:font-weight-asian="bold" style:font-weight-complex="bold"/>
    </style:style>
    <style:style style:name="P49" style:family="paragraph" style:parent-style-name="Header">
      <style:paragraph-properties fo:text-align="center" style:justify-single-word="false"/>
      <style:text-properties style:font-name="DejaVu Sans" fo:font-size="16pt" officeooo:rsid="0b205cf9" officeooo:paragraph-rsid="0b205cf9" style:font-size-asian="16pt" style:font-size-complex="16pt"/>
    </style:style>
    <style:style style:name="P50" style:family="paragraph" style:parent-style-name="Heading_20_2">
      <style:text-properties style:font-name="DejaVu Sans" officeooo:rsid="0b4d8359" officeooo:paragraph-rsid="0b4d8359"/>
    </style:style>
    <style:style style:name="P51" style:family="paragraph" style:parent-style-name="Heading_20_2">
      <style:text-properties style:font-name="DejaVu Sans" officeooo:rsid="076a11fb" officeooo:paragraph-rsid="08bffa20"/>
    </style:style>
    <style:style style:name="P52" style:family="paragraph" style:parent-style-name="Heading_20_2">
      <style:text-properties style:font-name="DejaVu Sans" officeooo:rsid="0872d562" officeooo:paragraph-rsid="0872d562"/>
    </style:style>
    <style:style style:name="T1" style:family="text">
      <style:text-properties officeooo:rsid="0b23e1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872d56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7a6fb7f" style:font-weight-asian="normal" style:font-weight-complex="normal"/>
    </style:style>
    <style:style style:name="T6" style:family="text">
      <style:text-properties fo:font-weight="normal" officeooo:rsid="08736f80" style:font-weight-asian="normal" style:font-weight-complex="normal"/>
    </style:style>
    <style:style style:name="T7" style:family="text">
      <style:text-properties fo:font-weight="normal" officeooo:rsid="0882f28b" style:font-weight-asian="normal" style:font-weight-complex="normal"/>
    </style:style>
    <style:style style:name="T8" style:family="text">
      <style:text-properties fo:font-weight="normal" officeooo:rsid="0883cb17" style:font-weight-asian="normal" style:font-weight-complex="normal"/>
    </style:style>
    <style:style style:name="T9" style:family="text">
      <style:text-properties fo:font-weight="normal" officeooo:rsid="0887e83f" style:font-weight-asian="normal" style:font-weight-complex="normal"/>
    </style:style>
    <style:style style:name="T10" style:family="text">
      <style:text-properties fo:font-weight="normal" officeooo:rsid="0889507d" style:font-weight-asian="normal" style:font-weight-complex="normal"/>
    </style:style>
    <style:style style:name="T11" style:family="text">
      <style:text-properties fo:font-weight="normal" officeooo:rsid="088aa817" style:font-weight-asian="normal" style:font-weight-complex="normal"/>
    </style:style>
    <style:style style:name="T12" style:family="text">
      <style:text-properties fo:font-weight="normal" officeooo:rsid="088ae7e3" style:font-weight-asian="normal" style:font-weight-complex="normal"/>
    </style:style>
    <style:style style:name="T13" style:family="text">
      <style:text-properties fo:font-weight="normal" officeooo:rsid="088cc2ce" style:font-weight-asian="normal" style:font-weight-complex="normal"/>
    </style:style>
    <style:style style:name="T14" style:family="text">
      <style:text-properties fo:font-weight="normal" officeooo:rsid="088d5829" style:font-weight-asian="normal" style:font-weight-complex="normal"/>
    </style:style>
    <style:style style:name="T15" style:family="text">
      <style:text-properties fo:font-weight="normal" officeooo:rsid="088e1932" style:font-weight-asian="normal" style:font-weight-complex="normal"/>
    </style:style>
    <style:style style:name="T16" style:family="text">
      <style:text-properties fo:font-weight="normal" officeooo:rsid="0890fd88" style:font-weight-asian="normal" style:font-weight-complex="normal"/>
    </style:style>
    <style:style style:name="T17" style:family="text">
      <style:text-properties fo:font-weight="normal" officeooo:rsid="089181b3" style:font-weight-asian="normal" style:font-weight-complex="normal"/>
    </style:style>
    <style:style style:name="T18" style:family="text">
      <style:text-properties fo:font-weight="normal" officeooo:rsid="089462d6" style:font-weight-asian="normal" style:font-weight-complex="normal"/>
    </style:style>
    <style:style style:name="T19" style:family="text">
      <style:text-properties fo:font-weight="normal" officeooo:rsid="08965360" style:font-weight-asian="normal" style:font-weight-complex="normal"/>
    </style:style>
    <style:style style:name="T20" style:family="text">
      <style:text-properties fo:font-weight="normal" officeooo:rsid="08acfec4" style:font-weight-asian="normal" style:font-weight-complex="normal"/>
    </style:style>
    <style:style style:name="T21" style:family="text">
      <style:text-properties fo:font-weight="normal" officeooo:rsid="08ad24e3" style:font-weight-asian="normal" style:font-weight-complex="normal"/>
    </style:style>
    <style:style style:name="T22" style:family="text">
      <style:text-properties fo:font-weight="normal" officeooo:rsid="08af0ac8" style:font-weight-asian="normal" style:font-weight-complex="normal"/>
    </style:style>
    <style:style style:name="T23" style:family="text">
      <style:text-properties fo:font-weight="normal" officeooo:rsid="08afaf2d" style:font-weight-asian="normal" style:font-weight-complex="normal"/>
    </style:style>
    <style:style style:name="T24" style:family="text">
      <style:text-properties fo:font-weight="normal" officeooo:rsid="08b10cd8" style:font-weight-asian="normal" style:font-weight-complex="normal"/>
    </style:style>
    <style:style style:name="T25" style:family="text">
      <style:text-properties fo:font-weight="normal" officeooo:rsid="08b1a769" style:font-weight-asian="normal" style:font-weight-complex="normal"/>
    </style:style>
    <style:style style:name="T26" style:family="text">
      <style:text-properties fo:font-weight="normal" officeooo:rsid="08b38724" style:font-weight-asian="normal" style:font-weight-complex="normal"/>
    </style:style>
    <style:style style:name="T27" style:family="text">
      <style:text-properties fo:font-weight="normal" officeooo:rsid="08c0bf60" style:font-weight-asian="normal" style:font-weight-complex="normal"/>
    </style:style>
    <style:style style:name="T28" style:family="text">
      <style:text-properties fo:font-weight="normal" officeooo:rsid="08df3750" style:font-weight-asian="normal" style:font-weight-complex="normal"/>
    </style:style>
    <style:style style:name="T29" style:family="text">
      <style:text-properties fo:font-weight="normal" officeooo:rsid="08e33c00" style:font-weight-asian="normal" style:font-weight-complex="normal"/>
    </style:style>
    <style:style style:name="T30" style:family="text">
      <style:text-properties fo:font-weight="normal" officeooo:rsid="090d2d9d" style:font-weight-asian="normal" style:font-weight-complex="normal"/>
    </style:style>
    <style:style style:name="T31" style:family="text">
      <style:text-properties fo:font-weight="normal" officeooo:rsid="090e06bd" style:font-weight-asian="normal" style:font-weight-complex="normal"/>
    </style:style>
    <style:style style:name="T32" style:family="text">
      <style:text-properties fo:font-weight="normal" officeooo:rsid="090eb909" style:font-weight-asian="normal" style:font-weight-complex="normal"/>
    </style:style>
    <style:style style:name="T33" style:family="text">
      <style:text-properties fo:font-weight="normal" officeooo:rsid="090fea36" style:font-weight-asian="normal" style:font-weight-complex="normal"/>
    </style:style>
    <style:style style:name="T34" style:family="text">
      <style:text-properties fo:font-weight="normal" officeooo:rsid="095ccf21" style:font-weight-asian="normal" style:font-weight-complex="normal"/>
    </style:style>
    <style:style style:name="T35" style:family="text">
      <style:text-properties fo:font-weight="normal" officeooo:rsid="095cd612" style:font-weight-asian="normal" style:font-weight-complex="normal"/>
    </style:style>
    <style:style style:name="T36" style:family="text">
      <style:text-properties fo:font-weight="normal" officeooo:rsid="0a272d04" style:font-weight-asian="normal" style:font-weight-complex="normal"/>
    </style:style>
    <style:style style:name="T37" style:family="text">
      <style:text-properties fo:font-weight="normal" officeooo:rsid="0a2bdd07" style:font-weight-asian="normal" style:font-weight-complex="normal"/>
    </style:style>
    <style:style style:name="T38" style:family="text">
      <style:text-properties fo:font-weight="normal" officeooo:rsid="0a360437" style:font-weight-asian="normal" style:font-weight-complex="normal"/>
    </style:style>
    <style:style style:name="T39" style:family="text">
      <style:text-properties fo:font-weight="normal" officeooo:rsid="0a3802f6" style:font-weight-asian="normal" style:font-weight-complex="normal"/>
    </style:style>
    <style:style style:name="T40" style:family="text">
      <style:text-properties fo:font-weight="normal" officeooo:rsid="0a389e4b" style:font-weight-asian="normal" style:font-weight-complex="normal"/>
    </style:style>
    <style:style style:name="T41" style:family="text">
      <style:text-properties fo:font-weight="normal" officeooo:rsid="0a430b29" style:font-weight-asian="normal" style:font-weight-complex="normal"/>
    </style:style>
    <style:style style:name="T42" style:family="text">
      <style:text-properties fo:font-weight="normal" officeooo:rsid="0a435022" style:font-weight-asian="normal" style:font-weight-complex="normal"/>
    </style:style>
    <style:style style:name="T43" style:family="text">
      <style:text-properties fo:font-weight="normal" officeooo:rsid="0a490fa9" style:font-weight-asian="normal" style:font-weight-complex="normal"/>
    </style:style>
    <style:style style:name="T44" style:family="text">
      <style:text-properties fo:font-weight="normal" officeooo:rsid="0a49f5ef" style:font-weight-asian="normal" style:font-weight-complex="normal"/>
    </style:style>
    <style:style style:name="T45" style:family="text">
      <style:text-properties fo:font-weight="normal" officeooo:rsid="0a4a965b" style:font-weight-asian="normal" style:font-weight-complex="normal"/>
    </style:style>
    <style:style style:name="T46" style:family="text">
      <style:text-properties fo:font-weight="normal" officeooo:rsid="0b21968b" style:font-weight-asian="normal" style:font-weight-complex="normal"/>
    </style:style>
    <style:style style:name="T47" style:family="text">
      <style:text-properties fo:font-weight="normal" officeooo:rsid="0b24c68d" style:font-weight-asian="normal" style:font-weight-complex="normal"/>
    </style:style>
    <style:style style:name="T48" style:family="text">
      <style:text-properties fo:font-weight="normal" officeooo:rsid="0b28639e" style:font-weight-asian="normal" style:font-weight-complex="normal"/>
    </style:style>
    <style:style style:name="T49" style:family="text">
      <style:text-properties fo:font-weight="normal" officeooo:rsid="0b2c5e9f" style:font-weight-asian="normal" style:font-weight-complex="normal"/>
    </style:style>
    <style:style style:name="T50" style:family="text">
      <style:text-properties fo:font-weight="normal" officeooo:rsid="0b2e9903" style:font-weight-asian="normal" style:font-weight-complex="normal"/>
    </style:style>
    <style:style style:name="T51" style:family="text">
      <style:text-properties fo:font-weight="normal" officeooo:rsid="0b2ee9d0" style:font-weight-asian="normal" style:font-weight-complex="normal"/>
    </style:style>
    <style:style style:name="T52" style:family="text">
      <style:text-properties fo:font-weight="normal" officeooo:rsid="0b307d8d" style:font-weight-asian="normal" style:font-weight-complex="normal"/>
    </style:style>
    <style:style style:name="T53" style:family="text">
      <style:text-properties fo:font-weight="normal" officeooo:rsid="0b327057" style:font-weight-asian="normal" style:font-weight-complex="normal"/>
    </style:style>
    <style:style style:name="T54" style:family="text">
      <style:text-properties fo:font-weight="normal" officeooo:rsid="0b40eb33" style:font-weight-asian="normal" style:font-weight-complex="normal"/>
    </style:style>
    <style:style style:name="T55" style:family="text">
      <style:text-properties fo:font-weight="normal" officeooo:rsid="0b4246ac" style:font-weight-asian="normal" style:font-weight-complex="normal"/>
    </style:style>
    <style:style style:name="T56" style:family="text">
      <style:text-properties fo:font-weight="normal" officeooo:rsid="0b42dd49" style:font-weight-asian="normal" style:font-weight-complex="normal"/>
    </style:style>
    <style:style style:name="T57" style:family="text">
      <style:text-properties fo:font-weight="normal" officeooo:rsid="0b49eb55" style:font-weight-asian="normal" style:font-weight-complex="normal"/>
    </style:style>
    <style:style style:name="T58" style:family="text">
      <style:text-properties fo:font-weight="normal" officeooo:rsid="0b4a9069" style:font-weight-asian="normal" style:font-weight-complex="normal"/>
    </style:style>
    <style:style style:name="T59" style:family="text">
      <style:text-properties fo:font-weight="normal" officeooo:rsid="0b4bedde" style:font-weight-asian="normal" style:font-weight-complex="normal"/>
    </style:style>
    <style:style style:name="T60" style:family="text">
      <style:text-properties fo:font-weight="normal" officeooo:rsid="0b4f632c" style:font-weight-asian="normal" style:font-weight-complex="normal"/>
    </style:style>
    <style:style style:name="T61" style:family="text">
      <style:text-properties fo:font-weight="normal" officeooo:rsid="0b514a90" style:font-weight-asian="normal" style:font-weight-complex="normal"/>
    </style:style>
    <style:style style:name="T62" style:family="text">
      <style:text-properties fo:font-weight="normal" officeooo:rsid="0b52d7af" style:font-weight-asian="normal" style:font-weight-complex="normal"/>
    </style:style>
    <style:style style:name="T63" style:family="text">
      <style:text-properties fo:font-weight="normal" officeooo:rsid="0b531b3e" style:font-weight-asian="normal" style:font-weight-complex="normal"/>
    </style:style>
    <style:style style:name="T64" style:family="text">
      <style:text-properties fo:font-weight="normal" officeooo:rsid="0b5399f9" style:font-weight-asian="normal" style:font-weight-complex="normal"/>
    </style:style>
    <style:style style:name="T65" style:family="text">
      <style:text-properties fo:font-weight="normal" officeooo:rsid="0b55159c" style:font-weight-asian="normal" style:font-weight-complex="normal"/>
    </style:style>
    <style:style style:name="T66" style:family="text">
      <style:text-properties fo:font-weight="normal" officeooo:rsid="0b57851a" style:font-weight-asian="normal" style:font-weight-complex="normal"/>
    </style:style>
    <style:style style:name="T67" style:family="text">
      <style:text-properties fo:font-weight="normal" officeooo:rsid="0b579654" style:font-weight-asian="normal" style:font-weight-complex="normal"/>
    </style:style>
    <style:style style:name="T68" style:family="text">
      <style:text-properties fo:font-weight="normal" officeooo:rsid="0b5896b6" style:font-weight-asian="normal" style:font-weight-complex="normal"/>
    </style:style>
    <style:style style:name="T69" style:family="text">
      <style:text-properties fo:font-weight="normal" officeooo:rsid="0b58cabd" style:font-weight-asian="normal" style:font-weight-complex="normal"/>
    </style:style>
    <style:style style:name="T70" style:family="text">
      <style:text-properties fo:font-weight="normal" officeooo:rsid="0b601935" style:font-weight-asian="normal" style:font-weight-complex="normal"/>
    </style:style>
    <style:style style:name="T71" style:family="text">
      <style:text-properties fo:font-weight="normal" officeooo:rsid="0b616d65" style:font-weight-asian="normal" style:font-weight-complex="normal"/>
    </style:style>
    <style:style style:name="T72" style:family="text">
      <style:text-properties fo:font-weight="normal" officeooo:rsid="0b628d9f" style:font-weight-asian="normal" style:font-weight-complex="normal"/>
    </style:style>
    <style:style style:name="T73" style:family="text">
      <style:text-properties fo:font-weight="normal" officeooo:rsid="0b63e3a6" style:font-weight-asian="normal" style:font-weight-complex="normal"/>
    </style:style>
    <style:style style:name="T74" style:family="text">
      <style:text-properties fo:font-weight="normal" officeooo:rsid="0b68deda" style:font-weight-asian="normal" style:font-weight-complex="normal"/>
    </style:style>
    <style:style style:name="T75" style:family="text">
      <style:text-properties fo:font-weight="normal" officeooo:rsid="0b6a3c7a" style:font-weight-asian="normal" style:font-weight-complex="normal"/>
    </style:style>
    <style:style style:name="T76" style:family="text">
      <style:text-properties fo:font-weight="normal" officeooo:rsid="0b6a5b7d" style:font-weight-asian="normal" style:font-weight-complex="normal"/>
    </style:style>
    <style:style style:name="T77" style:family="text">
      <style:text-properties fo:font-weight="normal" officeooo:rsid="0b6bf257" style:font-weight-asian="normal" style:font-weight-complex="normal"/>
    </style:style>
    <style:style style:name="T78" style:family="text">
      <style:text-properties fo:font-weight="normal" officeooo:rsid="0b6db8e0" style:font-weight-asian="normal" style:font-weight-complex="normal"/>
    </style:style>
    <style:style style:name="T79" style:family="text">
      <style:text-properties fo:font-weight="normal" officeooo:rsid="0b71b9a7" style:font-weight-asian="normal" style:font-weight-complex="normal"/>
    </style:style>
    <style:style style:name="T80" style:family="text">
      <style:text-properties fo:font-weight="normal" officeooo:rsid="0b7381c8" style:font-weight-asian="normal" style:font-weight-complex="normal"/>
    </style:style>
    <style:style style:name="T81" style:family="text">
      <style:text-properties fo:font-weight="normal" officeooo:rsid="0b74cd41" style:font-weight-asian="normal" style:font-weight-complex="normal"/>
    </style:style>
    <style:style style:name="T82" style:family="text">
      <style:text-properties fo:font-weight="normal" officeooo:rsid="0b7533c4" style:font-weight-asian="normal" style:font-weight-complex="normal"/>
    </style:style>
    <style:style style:name="T83" style:family="text">
      <style:text-properties fo:font-weight="normal" officeooo:rsid="0b76628f" style:font-weight-asian="normal" style:font-weight-complex="normal"/>
    </style:style>
    <style:style style:name="T84" style:family="text">
      <style:text-properties fo:font-weight="normal" officeooo:rsid="0b772a8c" style:font-weight-asian="normal" style:font-weight-complex="normal"/>
    </style:style>
    <style:style style:name="T85" style:family="text">
      <style:text-properties fo:font-weight="normal" officeooo:rsid="0b78893b" style:font-weight-asian="normal" style:font-weight-complex="normal"/>
    </style:style>
    <style:style style:name="T86" style:family="text">
      <style:text-properties fo:font-weight="normal" officeooo:rsid="0b793ef1" style:font-weight-asian="normal" style:font-weight-complex="normal"/>
    </style:style>
    <style:style style:name="T87" style:family="text">
      <style:text-properties fo:font-weight="normal" officeooo:rsid="0b7b3aed" style:font-weight-asian="normal" style:font-weight-complex="normal"/>
    </style:style>
    <style:style style:name="T88" style:family="text">
      <style:text-properties fo:font-weight="normal" officeooo:rsid="0b815e4b" style:font-weight-asian="normal" style:font-weight-complex="normal"/>
    </style:style>
    <style:style style:name="T89" style:family="text">
      <style:text-properties fo:font-weight="normal" officeooo:rsid="0b8fb577" style:font-weight-asian="normal" style:font-weight-complex="normal"/>
    </style:style>
    <style:style style:name="T90" style:family="text">
      <style:text-properties fo:font-weight="normal" officeooo:rsid="0b8ffcda" style:font-weight-asian="normal" style:font-weight-complex="normal"/>
    </style:style>
    <style:style style:name="T91" style:family="text">
      <style:text-properties fo:font-weight="normal" officeooo:rsid="0b915aa4" style:font-weight-asian="normal" style:font-weight-complex="normal"/>
    </style:style>
    <style:style style:name="T92" style:family="text">
      <style:text-properties fo:font-weight="normal" officeooo:rsid="0b918abc" style:font-weight-asian="normal" style:font-weight-complex="normal"/>
    </style:style>
    <style:style style:name="T93" style:family="text">
      <style:text-properties fo:font-weight="normal" officeooo:rsid="0b943750" style:font-weight-asian="normal" style:font-weight-complex="normal"/>
    </style:style>
    <style:style style:name="T94" style:family="text">
      <style:text-properties fo:font-weight="normal" officeooo:rsid="0ba9e11a" style:font-weight-asian="normal" style:font-weight-complex="normal"/>
    </style:style>
    <style:style style:name="T95" style:family="text">
      <style:text-properties fo:font-weight="normal" officeooo:rsid="0babf5e2" style:font-weight-asian="normal" style:font-weight-complex="normal"/>
    </style:style>
    <style:style style:name="T96" style:family="text">
      <style:text-properties fo:font-weight="normal" officeooo:rsid="0bad24c8" style:font-weight-asian="normal" style:font-weight-complex="normal"/>
    </style:style>
    <style:style style:name="T97" style:family="text">
      <style:text-properties fo:font-weight="normal" officeooo:rsid="0bc6b276" style:font-weight-asian="normal" style:font-weight-complex="normal"/>
    </style:style>
    <style:style style:name="T98" style:family="text">
      <style:text-properties fo:font-weight="normal" officeooo:rsid="0bcbdb5a" style:font-weight-asian="normal" style:font-weight-complex="normal"/>
    </style:style>
    <style:style style:name="T99" style:family="text">
      <style:text-properties fo:font-weight="normal" officeooo:rsid="0bd7293a" style:font-weight-asian="normal" style:font-weight-complex="normal"/>
    </style:style>
    <style:style style:name="T100" style:family="text">
      <style:text-properties fo:font-weight="normal" officeooo:rsid="0bde76ff" style:font-weight-asian="normal" style:font-weight-complex="normal"/>
    </style:style>
    <style:style style:name="T101" style:family="text">
      <style:text-properties fo:font-weight="normal" officeooo:rsid="0be0762b" style:font-weight-asian="normal" style:font-weight-complex="normal"/>
    </style:style>
    <style:style style:name="T102" style:family="text">
      <style:text-properties fo:font-weight="normal" officeooo:rsid="0be4f589" style:font-weight-asian="normal" style:font-weight-complex="normal"/>
    </style:style>
    <style:style style:name="T103" style:family="text">
      <style:text-properties fo:font-weight="normal" officeooo:rsid="0be62afb" style:font-weight-asian="normal" style:font-weight-complex="normal"/>
    </style:style>
    <style:style style:name="T104" style:family="text">
      <style:text-properties fo:font-weight="normal" officeooo:rsid="0bee3a1c" style:font-weight-asian="normal" style:font-weight-complex="normal"/>
    </style:style>
    <style:style style:name="T105" style:family="text">
      <style:text-properties fo:font-weight="normal" officeooo:rsid="0bf02f67" style:font-weight-asian="normal" style:font-weight-complex="normal"/>
    </style:style>
    <style:style style:name="T106" style:family="text">
      <style:text-properties fo:font-weight="normal" officeooo:rsid="0c0ff069" style:font-weight-asian="normal" style:font-weight-complex="normal"/>
    </style:style>
    <style:style style:name="T107" style:family="text">
      <style:text-properties fo:font-weight="normal" officeooo:rsid="0c152995" style:font-weight-asian="normal" style:font-weight-complex="normal"/>
    </style:style>
    <style:style style:name="T108" style:family="text">
      <style:text-properties fo:font-weight="normal" officeooo:rsid="0c15c25f" style:font-weight-asian="normal" style:font-weight-complex="normal"/>
    </style:style>
    <style:style style:name="T109" style:family="text">
      <style:text-properties fo:font-weight="normal" officeooo:rsid="0c189144" style:font-weight-asian="normal" style:font-weight-complex="normal"/>
    </style:style>
    <style:style style:name="T110" style:family="text">
      <style:text-properties fo:font-weight="normal" officeooo:rsid="0c1a63ae" style:font-weight-asian="normal" style:font-weight-complex="normal"/>
    </style:style>
    <style:style style:name="T1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2" style:family="text">
      <style:text-properties fo:font-style="italic" fo:font-weight="normal" officeooo:rsid="0a2d0ff7" style:font-style-asian="italic" style:font-weight-asian="normal" style:font-style-complex="italic" style:font-weight-complex="normal"/>
    </style:style>
    <style:style style:name="T113" style:family="text">
      <style:text-properties fo:font-style="italic" fo:font-weight="normal" officeooo:rsid="0b4aed56" style:font-style-asian="italic" style:font-weight-asian="normal" style:font-style-complex="italic" style:font-weight-complex="normal"/>
    </style:style>
    <style:style style:name="T114" style:family="text">
      <style:text-properties fo:font-style="italic" fo:font-weight="normal" officeooo:rsid="08c7a7ae" style:font-style-asian="italic" style:font-weight-asian="normal" style:font-style-complex="italic" style:font-weight-complex="normal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117" style:family="text">
      <style:text-properties fo:font-style="normal" style:font-style-asian="normal" style:font-style-complex="normal"/>
    </style:style>
    <style:style style:name="T118" style:family="text">
      <style:text-properties fo:font-style="normal" officeooo:rsid="08c74841" style:font-style-asian="normal" style:font-style-complex="normal"/>
    </style:style>
    <style:style style:name="T119" style:family="text">
      <style:text-properties fo:font-style="normal" officeooo:rsid="0755d39c" style:font-style-asian="normal" style:font-style-complex="normal"/>
    </style:style>
    <style:style style:name="T1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755d39c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8b96772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8c933fa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a2baef1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a2d0ff7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a2ec83d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a33f188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a42d627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a4c0635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a4c794a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a4dfd94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b29ae61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b2adad4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b2b8cd4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b2c5e9f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b3e97f0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b3f0637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b4aed56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b831647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b85f5e8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ba97be8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ba9bf58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bcbdb5a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bd53974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bd6514d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be7ad25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8b84bd5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a30a8c7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a2f2d41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solid" style:text-underline-width="auto" style:text-underline-color="font-color" fo:font-weight="normal" officeooo:rsid="0a2baef1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53" style:family="text">
      <style:text-properties style:text-underline-style="solid" style:text-underline-width="auto" style:text-underline-color="font-color" fo:font-weight="normal" officeooo:rsid="08df3750" style:font-weight-asian="normal" style:font-weight-complex="normal"/>
    </style:style>
    <style:style style:name="T154" style:family="text">
      <style:text-properties style:text-underline-style="solid" style:text-underline-width="auto" style:text-underline-color="font-color" fo:font-weight="normal" officeooo:rsid="08d72925" style:font-weight-asian="normal" style:font-weight-complex="normal"/>
    </style:style>
    <style:style style:name="T155" style:family="text">
      <style:text-properties style:text-underline-style="solid" style:text-underline-width="auto" style:text-underline-color="font-color" fo:font-weight="normal" officeooo:rsid="0b38c19c" style:font-weight-asian="normal" style:font-weight-complex="normal"/>
    </style:style>
    <style:style style:name="T156" style:family="text">
      <style:text-properties style:text-underline-style="solid" style:text-underline-width="auto" style:text-underline-color="font-color" fo:font-weight="normal" officeooo:rsid="0bddf7dd" style:font-weight-asian="normal" style:font-weight-complex="normal"/>
    </style:style>
    <style:style style:name="T157" style:family="text">
      <style:text-properties fo:font-size="9pt" fo:font-weight="normal" style:font-size-asian="9pt" style:font-weight-asian="normal" style:font-size-complex="9pt" style:font-weight-complex="normal"/>
    </style:style>
    <style:style style:name="T158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159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60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161" style:family="text">
      <style:text-properties fo:font-size="9pt" fo:font-weight="normal" officeooo:rsid="077f9806" style:font-size-asian="9pt" style:font-weight-asian="normal" style:font-size-complex="9pt" style:font-weight-complex="normal"/>
    </style:style>
    <style:style style:name="T162" style:family="text">
      <style:text-properties fo:font-size="9pt" fo:font-weight="normal" officeooo:rsid="08b902b8" style:font-size-asian="9pt" style:font-weight-asian="normal" style:font-size-complex="9pt" style:font-weight-complex="normal"/>
    </style:style>
    <style:style style:name="T163" style:family="text">
      <style:text-properties fo:font-size="9pt" fo:font-weight="normal" officeooo:rsid="08bca52d" style:font-size-asian="9pt" style:font-weight-asian="normal" style:font-size-complex="9pt" style:font-weight-complex="normal"/>
    </style:style>
    <style:style style:name="T164" style:family="text">
      <style:text-properties fo:font-size="9pt" fo:font-weight="normal" officeooo:rsid="08be6b87" style:font-size-asian="9pt" style:font-weight-asian="normal" style:font-size-complex="9pt" style:font-weight-complex="normal"/>
    </style:style>
    <style:style style:name="T165" style:family="text">
      <style:text-properties fo:font-size="9pt" fo:font-weight="normal" officeooo:rsid="08e5a333" style:font-size-asian="9pt" style:font-weight-asian="normal" style:font-size-complex="9pt" style:font-weight-complex="normal"/>
    </style:style>
    <style:style style:name="T166" style:family="text">
      <style:text-properties fo:font-size="9pt" fo:font-weight="normal" officeooo:rsid="08ca7d4a" style:font-size-asian="9pt" style:font-weight-asian="normal" style:font-size-complex="9pt" style:font-weight-complex="normal"/>
    </style:style>
    <style:style style:name="T167" style:family="text">
      <style:text-properties fo:font-size="9pt" fo:font-weight="normal" officeooo:rsid="08ce05c7" style:font-size-asian="9pt" style:font-weight-asian="normal" style:font-size-complex="9pt" style:font-weight-complex="normal"/>
    </style:style>
    <style:style style:name="T168" style:family="text">
      <style:text-properties fo:font-size="9pt" fo:font-weight="normal" officeooo:rsid="08cf49c5" style:font-size-asian="9pt" style:font-weight-asian="normal" style:font-size-complex="9pt" style:font-weight-complex="normal"/>
    </style:style>
    <style:style style:name="T169" style:family="text">
      <style:text-properties fo:font-size="9pt" fo:font-weight="normal" officeooo:rsid="093fabf7" style:font-size-asian="9pt" style:font-weight-asian="normal" style:font-size-complex="9pt" style:font-weight-complex="normal"/>
    </style:style>
    <style:style style:name="T170" style:family="text">
      <style:text-properties fo:font-size="9pt" style:font-size-asian="9pt" style:font-size-complex="9pt"/>
    </style:style>
    <style:style style:name="T171" style:family="text">
      <style:text-properties fo:font-size="9pt" officeooo:rsid="07a6fb7f" style:font-size-asian="9pt" style:font-size-complex="9pt"/>
    </style:style>
    <style:style style:name="T172" style:family="text">
      <style:text-properties fo:font-size="9pt" officeooo:rsid="08ca7d4a" style:font-size-asian="9pt" style:font-size-complex="9pt"/>
    </style:style>
    <style:style style:name="T173" style:family="text">
      <style:text-properties fo:font-size="9pt" officeooo:rsid="06f66ded" style:font-size-asian="9pt" style:font-size-complex="9pt"/>
    </style:style>
    <style:style style:name="T174" style:family="text">
      <style:text-properties fo:font-size="9pt" fo:font-style="normal" fo:font-weight="normal" officeooo:rsid="08ca7d4a" style:font-size-asian="9pt" style:font-style-asian="normal" style:font-weight-asian="normal" style:font-size-complex="9pt" style:font-style-complex="normal" style:font-weight-complex="normal"/>
    </style:style>
    <style:style style:name="T175" style:family="text">
      <style:text-properties fo:font-size="9pt" fo:font-style="normal" fo:font-weight="normal" officeooo:rsid="08d25d87" style:font-size-asian="9pt" style:font-style-asian="normal" style:font-weight-asian="normal" style:font-size-complex="9pt" style:font-style-complex="normal" style:font-weight-complex="normal"/>
    </style:style>
    <style:style style:name="T176" style:family="text">
      <style:text-properties fo:font-size="9pt" fo:font-style="normal" fo:font-weight="normal" officeooo:rsid="0755d39c" style:font-size-asian="9pt" style:font-style-asian="normal" style:font-weight-asian="normal" style:font-size-complex="9pt" style:font-style-complex="normal" style:font-weight-complex="normal"/>
    </style:style>
    <style:style style:name="T177" style:family="text">
      <style:text-properties fo:font-size="9pt" fo:font-style="normal" fo:font-weight="normal" officeooo:rsid="08f75475" style:font-size-asian="9pt" style:font-style-asian="normal" style:font-weight-asian="normal" style:font-size-complex="9pt" style:font-style-complex="normal" style:font-weight-complex="normal"/>
    </style:style>
    <style:style style:name="T178" style:family="text">
      <style:text-properties fo:font-size="9pt" fo:font-style="normal" fo:font-weight="normal" officeooo:rsid="08f360ad" style:font-size-asian="9pt" style:font-style-asian="normal" style:font-weight-asian="normal" style:font-size-complex="9pt" style:font-style-complex="normal" style:font-weight-complex="normal"/>
    </style:style>
    <style:style style:name="T179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80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181" style:family="text">
      <style:text-properties fo:font-size="9pt" fo:font-style="normal" officeooo:rsid="08ca7d4a" style:font-size-asian="9pt" style:font-style-asian="normal" style:font-size-complex="9pt" style:font-style-complex="normal"/>
    </style:style>
    <style:style style:name="T182" style:family="text">
      <style:text-properties fo:font-size="9pt" fo:font-style="normal" officeooo:rsid="0755d39c" style:font-size-asian="9pt" style:font-style-asian="normal" style:font-size-complex="9pt" style:font-style-complex="normal"/>
    </style:style>
    <style:style style:name="T183" style:family="text">
      <style:text-properties fo:font-size="9pt" fo:font-style="normal" style:text-underline-style="none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184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85" style:family="text">
      <style:text-properties fo:font-size="9pt" fo:font-style="normal" style:text-underline-style="none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186" style:family="text">
      <style:text-properties fo:font-size="9pt" fo:font-style="normal" style:text-underline-style="none" fo:font-weight="normal" officeooo:rsid="0a19cb88" style:font-size-asian="9pt" style:font-style-asian="normal" style:font-weight-asian="normal" style:font-size-complex="9pt" style:font-style-complex="normal" style:font-weight-complex="normal"/>
    </style:style>
    <style:style style:name="T187" style:family="text">
      <style:text-properties fo:font-size="9pt" fo:font-style="normal" style:text-underline-style="none" fo:font-weight="normal" officeooo:rsid="0c5924ef" style:font-size-asian="9pt" style:font-style-asian="normal" style:font-weight-asian="normal" style:font-size-complex="9pt" style:font-style-complex="normal" style:font-weight-complex="normal"/>
    </style:style>
    <style:style style:name="T188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89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190" style:family="text">
      <style:text-properties fo:font-size="9pt" fo:font-style="normal" style:text-underline-style="solid" style:text-underline-width="auto" style:text-underline-color="font-color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191" style:family="text">
      <style:text-properties fo:font-size="9pt" fo:font-style="normal" style:text-underline-style="solid" style:text-underline-width="auto" style:text-underline-color="font-color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192" style:family="text">
      <style:text-properties fo:font-size="9pt" fo:font-style="italic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193" style:family="text">
      <style:text-properties fo:font-size="9pt" fo:font-style="italic" officeooo:rsid="08ca7d4a" style:font-size-asian="9pt" style:font-style-asian="italic" style:font-size-complex="9pt" style:font-style-complex="italic"/>
    </style:style>
    <style:style style:name="T194" style:family="text">
      <style:text-properties fo:font-size="9pt" fo:font-style="italic" officeooo:rsid="08cf2682" style:font-size-asian="9pt" style:font-style-asian="italic" style:font-size-complex="9pt" style:font-style-complex="italic"/>
    </style:style>
    <style:style style:name="T195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196" style:family="text">
      <style:text-properties officeooo:rsid="07a6fb7f"/>
    </style:style>
    <style:style style:name="T197" style:family="text">
      <style:text-properties officeooo:rsid="08b68059"/>
    </style:style>
    <style:style style:name="T198" style:family="text">
      <style:text-properties officeooo:rsid="08f0d68d"/>
    </style:style>
    <style:style style:name="T199" style:family="text">
      <style:text-properties officeooo:rsid="090eb909"/>
    </style:style>
    <style:style style:name="T200" style:family="text">
      <style:text-properties officeooo:rsid="0b597e47"/>
    </style:style>
    <style:style style:name="T201" style:family="text">
      <style:text-properties officeooo:rsid="0b811c7e"/>
    </style:style>
    <style:style style:name="T202" style:family="text">
      <style:text-properties officeooo:rsid="0b94b962"/>
    </style:style>
    <style:style style:name="T203" style:family="text">
      <style:text-properties officeooo:rsid="0bb0ccd1"/>
    </style:style>
    <style:style style:name="T204" style:family="text">
      <style:text-properties officeooo:rsid="0bca5d55"/>
    </style:style>
    <style:style style:name="T205" style:family="text">
      <style:text-properties officeooo:rsid="0bcbdb5a"/>
    </style:style>
    <style:style style:name="T206" style:family="text">
      <style:text-properties officeooo:rsid="0732101a"/>
    </style:style>
    <style:style style:name="T207" style:family="text">
      <style:text-properties officeooo:rsid="08720e6f"/>
    </style:style>
    <style:style style:name="T208" style:family="text">
      <style:text-properties officeooo:rsid="0c1891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You <text:span text:style-name="T207">do magic with sheer fucking force of will.</text:span></text:p>
      <text:h text:style-name="P50" text:outline-level="2">§ Meta Moves</text:h>
      <text:p text:style-name="Standard"><text:span text:style-name="T201">With great power...</text:span> ►<text:span text:style-name="T4"> This playbook </text:span><text:span text:style-name="T68">is</text:span><text:span text:style-name="T4"> about just describing </text:span><text:span text:style-name="T65">novel </text:span><text:span text:style-name="T4">magic and having it happen </text:span><text:span text:style-name="T69">in the game, </text:span><text:span text:style-name="T85">so y</text:span><text:span text:style-name="T61">our moves are super </text:span><text:span text:style-name="T60">open-ended. </text:span><text:span text:style-name="T84">B</text:span><text:span text:style-name="T60">ut </text:span><text:span text:style-name="T83">in order </text:span><text:span text:style-name="T60">to </text:span><text:span text:style-name="T63">define</text:span><text:span text:style-name="T60"> your power </text:span><text:span text:style-name="T81">with</text:span><text:span text:style-name="T60"> the same </text:span><text:span text:style-name="T64">personal </text:span><text:span text:style-name="T60">scale as the other </text:span><text:span text:style-name="T82">PCs </text:span><text:span text:style-name="T60">in this game, </text:span><text:span text:style-name="T62">there are some </text:span><text:span text:style-name="T60">restrictions. </text:span><text:span text:style-name="T66">Please abide by their spirit and work with your GM </text:span><text:span text:style-name="T80">so everybody has fun.</text:span></text:p>
      <text:h text:style-name="P51" text:outline-level="2">§ Resources</text:h>
      <text:p text:style-name="P12"><text:span text:style-name="T3">W</text:span><text:span text:style-name="T2">ill ►</text:span><text:span text:style-name="T4"> </text:span><text:span text:style-name="T27">The overwhelming conviction that your magic should override the very laws of reality.</text:span></text:p>
      <text:p text:style-name="P14"/>
      <text:p text:style-name="P1"><text:span text:style-name="T159">● </text:span><text:span text:style-name="T161">1. </text:span><text:span text:style-name="T160">▢ ▢ ▢ </text:span></text:p>
      <text:p text:style-name="P2"><text:span text:style-name="T171">○</text:span><text:span text:style-name="T159"> </text:span><text:span text:style-name="T165">2</text:span><text:span text:style-name="T161">. </text:span><text:span text:style-name="T160">▢</text:span></text:p>
      <text:p text:style-name="P2"><text:span text:style-name="T171">○</text:span><text:span text:style-name="T159"> </text:span><text:span text:style-name="T165">3</text:span><text:span text:style-name="T161">. </text:span><text:span text:style-name="T160">▢</text:span></text:p>
      <text:h text:style-name="P52" text:outline-level="2"><text:span text:style-name="T203">§ Aptitudes</text:span>: <text:span text:style-name="T202">Threads</text:span></text:h>
      <text:p text:style-name="P20">These are the <text:span text:style-name="T198">strands</text:span> that a sorcerer weaves together to create their magic. Note that <text:span text:style-name="T200">they have different max ratings—not all threads are as easy to work.</text:span></text:p>
      <text:p text:style-name="P20"/>
      <text:p text:style-name="P22"><text:span text:style-name="T196">○ Area effects ○ ○ ►</text:span><text:span text:style-name="T5"> </text:span><text:span text:style-name="T97">W</text:span><text:span text:style-name="T92">eaving to affect </text:span><text:span text:style-name="T14">a </text:span><text:span text:style-name="T15">spatial </text:span><text:span text:style-name="T14">area, its contents, or occupants.</text:span></text:p>
      <text:p text:style-name="P22"><text:span text:style-name="T14"/></text:p>
      <text:p text:style-name="P23"><text:span text:style-name="T196">○ Ranged effects ○ ○ ► </text:span><text:span text:style-name="T29">Weaving</text:span><text:span text:style-name="T91"> to affect something beyond arm’s reach. </text:span></text:p>
      <text:p text:style-name="P23"><text:span text:style-name="T91"/></text:p>
      <text:p text:style-name="P24"><text:span text:style-name="T196">○ Living targets ○ ○ ► </text:span><text:span text:style-name="T5">Weaving</text:span><text:span text:style-name="T74"> </text:span><text:span text:style-name="T24">to directly affect </text:span><text:span text:style-name="T25">a living</text:span><text:span text:style-name="T19"> body,</text:span><text:span text:style-name="T26"> mind, or spirit.</text:span></text:p>
      <text:p text:style-name="P24"><text:span text:style-name="T26"/></text:p>
      <text:p text:style-name="P33"><text:span text:style-name="T196">○ Intangible targets ►</text:span><text:span text:style-name="T5"> </text:span><text:span text:style-name="T106">Weaving to affect something intangible, </text:span><text:span text:style-name="T110">conceptual,</text:span><text:span text:style-name="T106"> or </text:span><text:span text:style-name="T107">incorporeal</text:span><text:span text:style-name="T106">.</text:span></text:p>
      <text:p text:style-name="P24"><text:span text:style-name="T26"/></text:p>
      <text:p text:style-name="P36"><text:span text:style-name="T196">○ 🗣Dead targets ○ ○ ►</text:span><text:span text:style-name="T5"> </text:span><text:span text:style-name="T89">Weaving to directly affect a </text:span><text:span text:style-name="T90">once-living</text:span><text:span text:style-name="T89"> body or spirit.</text:span></text:p>
      <text:p text:style-name="P36"><text:span text:style-name="T89"/></text:p>
      <text:p text:style-name="P25"><text:span text:style-name="T196">○ Conjuring objects ○ ○ ► </text:span><text:span text:style-name="T16">Weaving</text:span><text:span text:style-name="T74"> to </text:span><text:span text:style-name="T16">conjur</text:span><text:span text:style-name="T74">e</text:span><text:span text:style-name="T16"> an inanimate object </text:span><text:span text:style-name="T58">or </text:span><text:span text:style-name="T67">other </text:span><text:span text:style-name="T58">organized matter.</text:span></text:p>
      <text:p text:style-name="P25"><text:span text:style-name="T58"/></text:p>
      <text:p text:style-name="P26"><text:span text:style-name="T196">○ Conjuring life</text:span><text:span text:style-name="T5"> </text:span><text:span text:style-name="T196">►</text:span><text:span text:style-name="T5"> </text:span><text:span text:style-name="T17">Weaving</text:span><text:span text:style-name="T74"> to </text:span><text:span text:style-name="T18">conjur</text:span><text:span text:style-name="T74">e</text:span><text:span text:style-name="T17"> </text:span><text:span text:style-name="T93">living matter.</text:span></text:p>
      <text:p text:style-name="P26"><text:span text:style-name="T93"/></text:p>
      <text:p text:style-name="P27"><text:span text:style-name="T5">○ </text:span><text:span text:style-name="T196">Conjuring elements ○ ○ ► </text:span><text:span text:style-name="T13">Weaving</text:span><text:span text:style-name="T75"> to </text:span><text:span text:style-name="T13">conjur</text:span><text:span text:style-name="T75">e</text:span><text:span text:style-name="T13"> energetic classical elements.</text:span></text:p>
      <text:p text:style-name="P27"><text:span text:style-name="T13"/></text:p>
      <text:p text:style-name="P27"><text:span text:style-name="T5">○ </text:span><text:span text:style-name="T196">Elemental kinetics ○ ○ ► </text:span><text:span text:style-name="T5">Weaving</text:span><text:span text:style-name="T73"> to move or shape</text:span><text:span text:style-name="T13"> energetic classical elements.</text:span></text:p>
      <text:p text:style-name="P27"><text:span text:style-name="T13"/></text:p>
      <text:p text:style-name="P34"><text:span text:style-name="T196">○ Reshaping energy ○ ○ ►</text:span><text:span text:style-name="T5"> </text:span><text:span text:style-name="T108">Weaving to move energy from one place or form to another.</text:span></text:p>
      <text:p text:style-name="P27"><text:span text:style-name="T13"/></text:p>
      <text:p text:style-name="P28"><text:span text:style-name="T196">○ Altering fundamentals ►</text:span><text:span text:style-name="T5"> Weaving</text:span><text:span text:style-name="T70"> to alter how some fundamental physical </text:span><text:span text:style-name="T73">phenomenon</text:span><text:span text:style-name="T70"> works—gravity, </text:span><text:span text:style-name="T73">chemical bonds</text:span><text:span text:style-name="T70">, electromagnetism, </text:span><text:span text:style-name="T71">the nuclear strong force, </text:span><text:span text:style-name="T72">etc.</text:span></text:p>
      <text:p text:style-name="P28"><text:span text:style-name="T72"/></text:p>
      <text:p text:style-name="P35"><text:span text:style-name="T196">○ Perceptual effects ○ ○ ►</text:span><text:span text:style-name="T5"> </text:span><text:span text:style-name="T109">You’re weaving to create an illusion or perception without physical substance or effect.</text:span></text:p>
      <text:p text:style-name="P28"><text:span text:style-name="T72"/></text:p>
      <text:p text:style-name="P29"><text:span text:style-name="T196">○ Altering time ► </text:span><text:span text:style-name="T39">Weaving</text:span><text:span text:style-name="T77"> </text:span><text:span text:style-name="T39">to alter the physical, </text:span><text:span text:style-name="T156">forward</text:span><text:span text:style-name="T39"> flow of time.</text:span></text:p>
      <text:p text:style-name="P29"><text:span text:style-name="T39"/></text:p>
      <text:p text:style-name="P30"><text:span text:style-name="T148">△</text:span><text:span text:style-name="T206"> 🗣Time travel ►</text:span><text:span text:style-name="T100"> Weaving to reverse </text:span><text:span text:style-name="T101">time or move through it.</text:span></text:p>
      <text:p text:style-name="P30"><text:span text:style-name="T101"/></text:p>
      <text:p text:style-name="P31"><text:span text:style-name="T196">○ Accelerating entropy ○ ○ ►</text:span><text:span text:style-name="T5"> </text:span><text:span text:style-name="T40">Weaving to mimic or enhance the ravages of chaos.</text:span></text:p>
      <text:p text:style-name="P31"><text:span text:style-name="T40"/></text:p>
      <text:p text:style-name="P27"><text:span text:style-name="T5">○ </text:span><text:span text:style-name="T199">Reversing entropy ►</text:span><text:span text:style-name="T5"> </text:span><text:span text:style-name="T32">Weaving</text:span><text:span text:style-name="T73"> to</text:span><text:span text:style-name="T32"> </text:span><text:span text:style-name="T76">slow or undo </text:span><text:span text:style-name="T32">the ravages o</text:span><text:span text:style-name="T33">f</text:span><text:span text:style-name="T32"> chaos.</text:span></text:p>
      <text:p text:style-name="P27"><text:span text:style-name="T32"/></text:p>
      <text:p text:style-name="P32"><text:span text:style-name="T196">○ Transit ○ ○ ►</text:span><text:span text:style-name="T5"> </text:span><text:span text:style-name="T36">Weaving</text:span><text:span text:style-name="T76"> </text:span><text:span text:style-name="T36">to move </text:span><text:span text:style-name="T46">or connect</text:span><text:span text:style-name="T36"> something </text:span><text:span text:style-name="T105">without it crossing</text:span><text:span text:style-name="T38"> </text:span><text:span text:style-name="T104">intervening</text:span><text:span text:style-name="T36"> space.</text:span></text:p>
      <text:h text:style-name="P52" text:outline-level="2"><text:span text:style-name="T204">§ Sorcerer </text:span>Moves</text:h>
      <text:p text:style-name="P48"><text:span text:style-name="T193">Restore Will</text:span><text:span text:style-name="T172"> ►</text:span><text:span text:style-name="T166"> </text:span><text:span text:style-name="T167">You </text:span><text:span text:style-name="T168">restore</text:span><text:span text:style-name="T167"> 1 Will w</text:span><text:span text:style-name="T166">hen you roll </text:span><text:span text:style-name="T173">🡕</text:span><text:span text:style-name="T158"> </text:span><text:span text:style-name="T166">on a</text:span><text:span text:style-name="T183">ny </text:span><text:span text:style-name="T188">⌞</text:span><text:span text:style-name="T183">story move</text:span><text:span text:style-name="T187">⌝</text:span><text:span text:style-name="T183">. </text:span><text:span text:style-name="T190">I</text:span><text:span text:style-name="T191">f you have 0 Will</text:span><text:span text:style-name="T185">, </text:span><text:span text:style-name="T189">🡒</text:span><text:span text:style-name="T184"> </text:span><text:span text:style-name="T186">also counts.</text:span></text:p>
      <text:p text:style-name="P3"><text:span text:style-name="T186"/></text:p>
      <text:p text:style-name="P4"><text:span text:style-name="T194">Lose</text:span><text:span text:style-name="T193"> Will</text:span><text:span text:style-name="T181"> ►</text:span><text:span text:style-name="T174"> </text:span><text:span text:style-name="T175">You lose 1 Will when you roll </text:span><text:span text:style-name="T182">🡓</text:span><text:span text:style-name="T176"> </text:span><text:span text:style-name="T175">on a</text:span><text:span text:style-name="T177">ny</text:span><text:span text:style-name="T175"> </text:span><text:span text:style-name="T179">⌞</text:span><text:span text:style-name="T175">story move</text:span><text:span text:style-name="T187">⌝</text:span><text:span text:style-name="T178">.</text:span></text:p>
      <text:p text:style-name="P4"><text:span text:style-name="T178"/></text:p>
      <text:p text:style-name="P4"><text:span text:style-name="T115">Weave magic</text:span> ► <text:span text:style-name="T4">You </text:span><text:span text:style-name="T28">crea</text:span><text:span text:style-name="T52">te</text:span><text:span text:style-name="T4"> </text:span><text:span text:style-name="T9">and cast </text:span><text:span text:style-name="T4">a magical effect </text:span><text:span text:style-name="T53">defined by your</text:span><text:span text:style-name="T4"> creativity and </text:span><text:span text:style-name="T8">mastery of the </text:span><text:span text:style-name="T179">⌞</text:span><text:span text:style-name="T6">Thread</text:span><text:span text:style-name="T7">s</text:span><text:span text:style-name="T187">⌝</text:span><text:span text:style-name="T7">. </text:span><text:span text:style-name="T153">Y</text:span><text:span text:style-name="T154">ou </text:span><text:span text:style-name="T155">cannot make this move if you have 0 Will.</text:span></text:p>
      <text:p text:style-name="P15"/>
      <text:p text:style-name="P5"><text:span text:style-name="T7">D</text:span><text:span text:style-name="T4">escribe </text:span><text:span text:style-name="T86">what you want your weaving to </text:span><text:span text:style-name="T87">do in defiance of reality’s </text:span><text:span text:style-name="T99">edicts</text:span><text:span text:style-name="T4">. </text:span><text:span text:style-name="T41">This can be practically anything </text:span><text:span text:style-name="T42">you can think of, </text:span><text:span text:style-name="T47">but there are some </text:span><text:span text:style-name="T88">rules</text:span><text:span text:style-name="T47">:</text:span></text:p>
      <text:list xml:id="list289951667" text:style-name="L1">
        <text:list-item>
          <text:p text:style-name="P43"><text:span text:style-name="T54">weave magic</text:span><text:span text:style-name="T4"> on a personal, local, </text:span><text:span text:style-name="T57">immediate</text:span><text:span text:style-name="T4"> scale.</text:span></text:p>
        </text:list-item>
        <text:list-item>
          <text:p text:style-name="P40">target one “thing” at a time—that might be an area containing many occupants, but not 3 separate individuals.</text:p>
        </text:list-item>
        <text:list-item>
          <text:p text:style-name="P41"><text:span text:style-name="T4">you must </text:span><text:span text:style-name="T55">directly </text:span><text:span text:style-name="T4">perceive your target—</text:span><text:span text:style-name="T78">not just something it’s part of </text:span><text:span text:style-name="T79">or contained in</text:span><text:span text:style-name="T87">side</text:span><text:span text:style-name="T56">.</text:span></text:p>
        </text:list-item>
        <text:list-item>
          <text:p text:style-name="P42"><text:span text:style-name="T48">d</text:span><text:span text:style-name="T4">on’t get in a rut—try not to repeat yourself too much in the same scene.</text:span></text:p>
        </text:list-item>
      </text:list>
      <text:p text:style-name="P16"/>
      <text:p text:style-name="P6"><text:span text:style-name="T138">Your effect ends if you no longer perceive your target, </text:span><text:span text:style-name="T139">dawn</text:span><text:span text:style-name="T138"> breaks, or you </text:span><text:span text:style-name="T179">⌞</text:span><text:span text:style-name="T113">weave magic</text:span><text:span text:style-name="T152">⌝</text:span><text:span text:style-name="T138"> again. </text:span><text:span text:style-name="T132">When </text:span><text:span text:style-name="T133">your </text:span><text:span text:style-name="T132">effect ends, t</text:span><text:span text:style-name="T124">he </text:span><text:span text:style-name="T132">logical changes, </text:span><text:span text:style-name="T124">outcomes, and consequences </text:span><text:span text:style-name="T132">caused by </text:span><text:span text:style-name="T136">the</text:span><text:span text:style-name="T132"> </text:span><text:span text:style-name="T124">effect </text:span><text:span text:style-name="T151">do not</text:span><text:span text:style-name="T124"> reverse themselves</text:span><text:span text:style-name="T128">. That building is still on fire, </text:span><text:span text:style-name="T134">even if </text:span><text:span text:style-name="T137">the spark </text:span><text:span text:style-name="T134">is </text:span><text:span text:style-name="T137">long faded.</text:span></text:p>
      <text:p text:style-name="P17"/>
      <text:p text:style-name="P7"><text:span text:style-name="T4">Decide which Threads the effect depends on. </text:span><text:span text:style-name="T37">I</text:span><text:span text:style-name="T4">f you’re unsure, ask the GM. </text:span><text:span text:style-name="T10">You </text:span><text:span text:style-name="T34">should</text:span><text:span text:style-name="T10"> rationalize creatively, </text:span><text:span text:style-name="T11">but </text:span><text:span text:style-name="T59">respect fiction and use </text:span><text:span text:style-name="T30">common sense</text:span><text:span text:style-name="T11">. </text:span><text:span text:style-name="T35">I</text:span><text:span text:style-name="T12">nclude every Thread that</text:span><text:span text:style-name="T31"> relates </text:span><text:span text:style-name="T12">to the effect you’ve described, </text:span><text:span text:style-name="T23">even if you haven’t bought that Thread</text:span><text:span text:style-name="T12">. </text:span><text:span text:style-name="T94">Try to stick to the part of the effect </text:span><text:span text:style-name="T102">primarily </text:span><text:span text:style-name="T94">in defiance of reality: you </text:span><text:span text:style-name="T96">might </text:span><text:span text:style-name="T94">weave </text:span><text:span text:style-name="T95">to conjure</text:span><text:span text:style-name="T94"> </text:span><text:span text:style-name="T95">fire</text:span><text:span text:style-name="T94">, </text:span><text:span text:style-name="T103">but it’s normal for fire to burn stuff.</text:span></text:p>
      <text:p text:style-name="P18"/>
      <text:p text:style-name="P8"><text:span text:style-name="T20">From all the Threads </text:span><text:span text:style-name="T23">your effect depends on</text:span><text:span text:style-name="T20">, the one with the lowest rating is the </text:span><text:span text:style-name="T197">weak thread</text:span><text:span text:style-name="T20"> </text:span><text:span text:style-name="T21">for this </text:span><text:span text:style-name="T22">effect. </text:span><text:span text:style-name="T43">If there are multiple </text:span><text:span text:style-name="T44">with the same low rating</text:span><text:span text:style-name="T43">, it doesn’t matter; </text:span><text:span text:style-name="T45">p</text:span><text:span text:style-name="T43">ick one. </text:span><text:span text:style-name="T98">If no Thread seems to fit, your </text:span><text:span text:style-name="T205">weak thread</text:span><text:span text:style-name="T98"> is </text:span><text:span text:style-name="T205">-1</text:span><text:span text:style-name="T98">.</text:span></text:p>
      <text:p text:style-name="P19"/>
      <text:p text:style-name="P9"><text:span text:style-name="T50">You </text:span><text:span text:style-name="T51">typically </text:span><text:span text:style-name="T49">use your magic </text:span><text:span text:style-name="T4">to </text:span><text:span text:style-name="T192">⌞</text:span><text:span text:style-name="T114">make</text:span><text:span text:style-name="T111"> a story move</text:span><text:span text:style-name="T116">⌝</text:span><text:span text:style-name="T111">. </text:span><text:span text:style-name="T135">If that’s the case this time,</text:span><text:span text:style-name="T120"> </text:span><text:span text:style-name="T180">⊞</text:span><text:span text:style-name="T117">weak </text:span><text:span text:style-name="T118">t</text:span><text:span text:style-name="T117">hread</text:span><text:span text:style-name="T120"> </text:span><text:span text:style-name="T143">for </text:span><text:span text:style-name="T146">the </text:span><text:span text:style-name="T147">⌞story move⌝</text:span><text:span text:style-name="T146">.</text:span></text:p>
      <text:p text:style-name="P37"/>
      <text:p text:style-name="P10"><text:span text:style-name="T125">If you’re gonna </text:span><text:span text:style-name="T179">⌞</text:span><text:span text:style-name="T112">fuck ‘em up</text:span><text:span text:style-name="T152">⌝</text:span><text:span text:style-name="T127">, </text:span><text:span text:style-name="T125">you can do ⌊1 </text:span><text:span text:style-name="T149">+</text:span><text:span text:style-name="T125"> weak thread⌋ harm—</text:span><text:span text:style-name="T126">this means </text:span><text:span text:style-name="T150">0 </text:span><text:span text:style-name="T126">harm if your weak thread is -1. </text:span><text:span text:style-name="T129">If you can’t do enough harm to fit the injuries your description would cause, you’ll need to alter </text:span><text:span text:style-name="T140">the scale of your</text:span><text:span text:style-name="T129"> </text:span><text:span text:style-name="T141">described </text:span><text:span text:style-name="T129">effect </text:span><text:span text:style-name="T131">to </text:span><text:span text:style-name="T142">fit the harm you can cause.</text:span></text:p>
      <text:p text:style-name="P38"/>
      <text:p text:style-name="P11"><text:span text:style-name="T120">🗣If you’re trying to </text:span><text:span text:style-name="T144">achieve</text:span><text:span text:style-name="T120"> something </text:span><text:span text:style-name="T145">meaningful </text:span><text:span text:style-name="T120">that</text:span><text:span text:style-name="T130"> </text:span><text:span text:style-name="T120">doesn’t fit into a ⌞story move⌝, </text:span><text:span text:style-name="T180">⊞</text:span><text:span text:style-name="T117">weak </text:span><text:span text:style-name="T118">t</text:span><text:span text:style-name="T117">hread</text:span><text:span text:style-name="T123">.</text:span></text:p>
      <text:p text:style-name="P39"/>
      <text:p text:style-name="P47"><text:span text:style-name="T170">🡕</text:span><text:span text:style-name="T157"> </text:span><text:span text:style-name="T162">You achieve your effect and </text:span><text:span text:style-name="T169">restore</text:span><text:span text:style-name="T162"> 1 Will.</text:span></text:p>
      <text:p text:style-name="P44"><text:span text:style-name="T195">🡒</text:span><text:span text:style-name="T158"> </text:span><text:span text:style-name="T163">You achieve your effect.</text:span></text:p>
      <text:p text:style-name="P45"><text:span text:style-name="T170">🡖</text:span><text:span text:style-name="T157"> </text:span><text:span text:style-name="T164">You achieve your effect, but pick 1:</text:span></text:p>
      <text:list xml:id="list802763634" text:style-name="L2">
        <text:list-item>
          <text:p text:style-name="P21">the effect is short-lived.</text:p>
        </text:list-item>
        <text:list-item>
          <text:p text:style-name="P21">the effect is weak.</text:p>
        </text:list-item>
        <text:list-item>
          <text:p text:style-name="P21">there’s a serious side effect.</text:p>
        </text:list-item>
        <text:list-item>
          <text:p text:style-name="P21">you affect someone you didn’t mean to.</text:p>
        </text:list-item>
      </text:list>
      <text:p text:style-name="P46"><text:soft-page-break/><text:span text:style-name="T119">🡓</text:span><text:span text:style-name="T121"> </text:span><text:span text:style-name="T122">The effect won’t come together and you lose 1 Will.</text:span></text:p>
      <text:p text:style-name="P46"><text:span text:style-name="T1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bold" officeooo:rsid="0b4d8359" style:font-size-asian="7.84999990463257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officeooo:rsid="0b205cf9" officeooo:paragraph-rsid="0b205cf9" style:font-size-asian="16pt" style:font-size-complex="16pt"/>
    </style:style>
    <style:style style:name="MT1" style:family="text">
      <style:text-properties officeooo:rsid="0b23e1d1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orcerer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1T14:24:32.330880510</dc:date>
    <meta:editing-duration>P9DT10H46M15S</meta:editing-duration>
    <meta:editing-cycles>2711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2" meta:paragraph-count="51" meta:word-count="857" meta:character-count="4649" meta:non-whitespace-character-count="3855"/>
  </office:meta>
</office:document-meta>
</file>